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</style:style>
    <style:style style:name="P2" style:family="paragraph" style:parent-style-name="Standard" style:list-style-name="L4">
      <style:paragraph-properties fo:text-align="start" style:justify-single-word="false"/>
    </style:style>
    <style:style style:name="P3" style:family="paragraph" style:parent-style-name="Standard" style:list-style-name="L3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000000" style:font-name="Cambria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color="#000000"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color="#000000"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color="#000000"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fo:color="#000000"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11" style:family="paragraph" style:parent-style-name="Standard" style:list-style-name="L10">
      <style:paragraph-properties fo:text-align="start" style:justify-single-word="false"/>
      <style:text-properties fo:color="#000000"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color="#000000"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13" style:family="paragraph" style:parent-style-name="Standard" style:list-style-name="L8">
      <style:paragraph-properties fo:text-align="start" style:justify-single-word="false"/>
      <style:text-properties fo:color="#000000"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14" style:family="paragraph" style:parent-style-name="Standard" style:list-style-name="L9">
      <style:paragraph-properties fo:text-align="start" style:justify-single-word="false"/>
      <style:text-properties fo:color="#000000"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15" style:family="paragraph" style:parent-style-name="Standard" style:list-style-name="L11">
      <style:paragraph-properties fo:text-align="start" style:justify-single-word="false"/>
      <style:text-properties fo:color="#000000"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ambria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18" style:family="paragraph" style:parent-style-name="Standard" style:list-style-name="L10">
      <style:paragraph-properties fo:text-align="start" style:justify-single-word="false"/>
      <style:text-properties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19" style:family="paragraph" style:parent-style-name="Standard" style:list-style-name="L13">
      <style:paragraph-properties fo:text-align="start" style:justify-single-word="false"/>
      <style:text-properties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20" style:family="paragraph" style:parent-style-name="Standard" style:list-style-name="L12">
      <style:paragraph-properties fo:text-align="start" style:justify-single-word="false"/>
      <style:text-properties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mbria" fo:font-size="13pt" style:text-underline-style="none" fo:font-weight="bold" style:font-size-asian="13pt" style:font-weight-asian="bold" style:font-size-complex="13pt" style:font-weight-complex="bold"/>
    </style:style>
    <style:style style:name="P23" style:family="paragraph" style:parent-style-name="Standard" style:list-style-name="L12">
      <style:paragraph-properties fo:text-align="start" style:justify-single-word="false"/>
      <style:text-properties style:font-name="Cambria" fo:font-size="13pt" style:text-underline-style="none" fo:font-weight="bold" style:font-size-asian="13pt" style:font-weight-asian="bold" style:font-size-complex="13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color="#ff3300" style:font-name="Cambria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ff3300"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color="#ff3300"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color="#ff3300"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color="#ff3300"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color="#ff3300"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color="#ff3300" style:font-name="Cambria" fo:font-size="13pt" style:text-underline-style="none" fo:font-weight="bold" style:font-size-asian="13pt" style:font-weight-asian="bold" style:font-size-complex="13pt" style:font-weight-complex="bold"/>
    </style:style>
    <style:style style:name="P31" style:family="paragraph" style:parent-style-name="Standard" style:list-style-name="L2">
      <style:paragraph-properties fo:text-align="start" style:justify-single-word="false"/>
      <style:text-properties fo:color="#ff3300" style:font-name="Cambria" fo:font-size="13pt" style:text-underline-style="none" fo:font-weight="bold" style:font-size-asian="13pt" style:font-weight-asian="bold" style:font-size-complex="13pt" style:font-weight-complex="bold"/>
    </style:style>
    <style:style style:name="P32" style:family="paragraph" style:parent-style-name="Standard" style:list-style-name="L6">
      <style:paragraph-properties fo:text-align="start" style:justify-single-word="false"/>
      <style:text-properties fo:color="#ff3300" style:font-name="Cambria" fo:font-size="13pt" style:text-underline-style="none" fo:font-weight="bold" style:font-size-asian="13pt" style:font-weight-asian="bold" style:font-size-complex="13pt" style:font-weight-complex="bold"/>
    </style:style>
    <style:style style:name="P33" style:family="paragraph" style:parent-style-name="Standard" style:list-style-name="L10">
      <style:paragraph-properties fo:text-align="start" style:justify-single-word="false"/>
      <style:text-properties fo:color="#cc00cc" style:font-name="Cambria" fo:font-size="13pt" style:text-underline-style="none" fo:font-weight="bold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cc"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35" style:family="paragraph" style:parent-style-name="Standard" style:list-style-name="L10">
      <style:paragraph-properties fo:text-align="start" style:justify-single-word="false"/>
      <style:text-properties fo:color="#0000cc" style:font-name="Cambria" fo:font-size="13pt" style:text-underline-style="none" fo:font-weight="normal" style:font-size-asian="13pt" style:font-weight-asian="normal" style:font-size-complex="13pt" style:font-weight-complex="normal"/>
    </style:style>
    <style:style style:name="P36" style:family="paragraph" style:parent-style-name="Standard" style:list-style-name="L8">
      <style:paragraph-properties fo:text-align="start" style:justify-single-word="false"/>
      <style:text-properties fo:color="#0000cc" style:font-name="Cambria" fo:font-size="13pt" style:text-underline-style="none" fo:font-weight="bold" style:font-size-asian="13pt" style:font-weight-asian="bold" style:font-size-complex="13pt" style:font-weight-complex="bold"/>
    </style:style>
    <style:style style:name="P37" style:family="paragraph" style:parent-style-name="Standard" style:list-style-name="L9">
      <style:paragraph-properties fo:text-align="start" style:justify-single-word="false"/>
      <style:text-properties fo:color="#0000cc" style:font-name="Cambria" fo:font-size="13pt" style:text-underline-style="none" fo:font-weight="bold" style:font-size-asian="13pt" style:font-weight-asian="bold" style:font-size-complex="13pt" style:font-weight-complex="bold"/>
    </style:style>
    <style:style style:name="P38" style:family="paragraph" style:parent-style-name="Standard" style:list-style-name="L11">
      <style:paragraph-properties fo:text-align="start" style:justify-single-word="false"/>
      <style:text-properties fo:color="#0000cc" style:font-name="Cambria" fo:font-size="13pt" style:text-underline-style="none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ff00ff"/>
    </style:style>
    <style:style style:name="T5" style:family="text">
      <style:text-properties fo:color="#0000ff"/>
    </style:style>
    <style:style style:name="T6" style:family="text">
      <style:text-properties fo:color="#000000"/>
    </style:style>
    <style:style style:name="T7" style:family="text">
      <style:text-properties fo:color="#ff3300" style:font-name="Cambria" fo:font-size="13pt" style:text-underline-style="none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ragebogen-“Vision Resonare“</text:p>
      <text:p text:style-name="P4">Beta-Test 1</text:p>
      <text:p text:style-name="P16"/>
      <text:p text:style-name="P16"/>
      <text:p text:style-name="P17"><text:span text:style-name="T1"><text:tab/>Getesteter Modus:</text:span> <text:tab/><text:tab/><text:span text:style-name="T2">Visuell</text:span><text:tab/><text:tab/><text:span text:style-name="T4">Sonar</text:span><text:tab/><text:tab/><text:tab/><text:span text:style-name="T5">Blind</text:span></text:p>
      <text:p text:style-name="P16"/>
      <text:p text:style-name="P22"><text:tab/>Ersteindruck des Spielers:</text:p>
      <text:p text:style-name="P22"/>
      <text:p text:style-name="P22"/>
      <text:list xml:id="list883671208067311745" text:style-name="L1">
        <text:list-header>
          <text:p text:style-name="P24">1. Wie war das empfinden des Größenverhältnisses...</text:p>
          <text:p text:style-name="P26"/>
          <text:list>
            <text:list-header>
              <text:p text:style-name="P30">1.1. bezüglich der Waffen?</text:p>
              <text:p text:style-name="P6">A:</text:p>
            </text:list-header>
          </text:list>
          <text:p text:style-name="P26"/>
          <text:list text:continue-numbering="true">
            <text:list-header>
              <text:p text:style-name="P30">1.2. bezüglich der Umgebung?</text:p>
            </text:list-header>
          </text:list>
        </text:list-header>
      </text:list>
      <text:p text:style-name="P25"><text:span text:style-name="T6"><text:tab/> <text:s text:c="6"/>A:</text:span></text:p>
      <text:p text:style-name="P25"/>
      <text:list xml:id="list5621790075672005225" text:style-name="L2">
        <text:list-header>
          <text:p text:style-name="P1"><text:span text:style-name="T7">2. Wie gefiel der Stil allgemein?</text:span></text:p>
          <text:p text:style-name="P7">A:</text:p>
          <text:p text:style-name="P27"/>
          <text:p text:style-name="P31">3. Ist dir ein Loch in der Decke aufgefallen?</text:p>
          <text:p text:style-name="P7">A:</text:p>
        </text:list-header>
      </text:list>
      <text:p text:style-name="P25"/>
      <text:list xml:id="list7341948914067228470" text:style-name="L3">
        <text:list-header>
          <text:p text:style-name="P3"><text:span text:style-name="T7">4. Wie beurteilst du die Kamerafahrt?</text:span></text:p>
          <text:p text:style-name="P8">A:</text:p>
        </text:list-header>
      </text:list>
      <text:p text:style-name="P25"/>
      <text:list xml:id="list9085915345035427439" text:style-name="L4">
        <text:list-header>
          <text:p text:style-name="P2"><text:span text:style-name="T7"><text:s text:c="6"/>5.Waren die Anweisungen klar?</text:span></text:p>
          <text:list>
            <text:list-header>
              <text:p text:style-name="P9">A:</text:p>
            </text:list-header>
          </text:list>
          <text:p text:style-name="P28"/>
          <text:p text:style-name="P28"><text:span text:style-name="T1">6. Habt ihr schon mal ein PC/Computerspiel gespielt? </text:span></text:p>
        </text:list-header>
      </text:list>
      <text:list xml:id="list2165656935422519308" text:style-name="L6">
        <text:list-header>
          <text:p text:style-name="P29"/>
          <text:list>
            <text:list-header>
              <text:p text:style-name="P29"><text:span text:style-name="T1">6.1. Wenn ja, was hat euch daran gefallen/ nicht gefallen?</text:span></text:p>
              <text:p text:style-name="P10">A:</text:p>
            </text:list-header>
          </text:list>
          <text:p text:style-name="P29"/>
          <text:list text:continue-numbering="true">
            <text:list-header>
              <text:p text:style-name="P32">6.2. Was hat euch gefehlt? Was war gelungen/nicht gelungen? Was hat euch geholfen das Spiel effektiv spielen zu können?</text:p>
            </text:list-header>
          </text:list>
        </text:list-header>
      </text:list>
      <text:p text:style-name="P25"><text:tab/> <text:s text:c="5"/><text:span text:style-name="T6">A:</text:span></text:p>
      <text:p text:style-name="P25"><text:span text:style-name="T1"/></text:p>
      <text:p text:style-name="P25"><text:span text:style-name="T1"><text:tab/>7. Wurde euch schwindelig oder habt ihr die Orientierung verloren? Wenn <text:tab/>ja, warum?</text:span></text:p>
      <text:list xml:id="list5987610250447439636" text:style-name="L10">
        <text:list-header>
          <text:p text:style-name="P11">A:</text:p>
          <text:p text:style-name="P11"><text:span text:style-name="T3"/></text:p>
          <text:p text:style-name="P11"><text:soft-page-break/><text:span text:style-name="T3">8. Wie empfandest du die Gegner? Zu stark/zu schwach?</text:span></text:p>
          <text:p text:style-name="P11">A:</text:p>
        </text:list-header>
      </text:list>
      <text:p text:style-name="P5"><text:span text:style-name="T3"/></text:p>
      <text:list xml:id="list34281986" text:continue-numbering="true" text:style-name="L10">
        <text:list-header>
          <text:p text:style-name="P18"/>
          <text:p text:style-name="P33">9. Waren die Abstände zwischen den Sonar-Wellen zu lang/zu kurz?</text:p>
          <text:p text:style-name="P11">A:</text:p>
        </text:list-header>
      </text:list>
      <text:list xml:id="list8922060683564444792" text:style-name="L13">
        <text:list-item>
          <text:list>
            <text:list-item>
              <text:list>
                <text:list-header>
                  <text:p text:style-name="P19"/>
                </text:list-header>
              </text:list>
            </text:list-item>
          </text:list>
        </text:list-item>
      </text:list>
      <text:list xml:id="list34290663" text:continue-list="list34281986" text:style-name="L10">
        <text:list-header>
          <text:p text:style-name="P35"><text:span text:style-name="T1">10. Wie nehmt ihr eure Umgebung wahr, was ist dafür wichtig/ muss vorhanden sein?</text:span></text:p>
        </text:list-header>
      </text:list>
      <text:list xml:id="list8272481931469742526" text:style-name="L5">
        <text:list-header>
          <text:p text:style-name="P12">A:</text:p>
        </text:list-header>
      </text:list>
      <text:p text:style-name="P34"/>
      <text:list xml:id="list6418825090388842238" text:style-name="L8">
        <text:list-header>
          <text:p text:style-name="P36">11. Verwirrt euch mehr Sound oder trägt es zur Orientierung bei?</text:p>
          <text:p text:style-name="P13">A:</text:p>
        </text:list-header>
      </text:list>
      <text:p text:style-name="P5"/>
      <text:list xml:id="list5457830474696282884" text:style-name="L9">
        <text:list-header>
          <text:p text:style-name="P37">12. Stört es euch, wenn es vom selben Sound mehrere Variationen gibt z.B. vom Knurren des Werewolfes?</text:p>
          <text:p text:style-name="P14">A:</text:p>
        </text:list-header>
      </text:list>
      <text:p text:style-name="P34"/>
      <text:list xml:id="list350264282242131067" text:style-name="L11">
        <text:list-header>
          <text:p text:style-name="P38">13. Sollen die Sound besser so natürlich, wie möglich klingen oder trägt es zur Orientierung bei, wenn sie durch bestimmte Signallaute aufgebessert werden(z.B. Ein Piepen in Türnähe)?</text:p>
          <text:p text:style-name="P15">A:</text:p>
        </text:list-header>
      </text:list>
      <text:p text:style-name="P17"/>
      <text:list xml:id="list6017513780529329879" text:style-name="L12">
        <text:list-header>
          <text:p text:style-name="P23">14. Würdet ihr das Spiel in eurer Freizeit spielen?</text:p>
          <text:p text:style-name="P20">A:</text:p>
        </text:list-header>
      </text:list>
      <text:p text:style-name="P17"/>
      <text:p text:style-name="P17"/>
      <text:p text:style-name="P16"/>
      <text:p text:style-name="P16"/>
      <text:p text:style-name="P16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4T13:16:25.44</meta:creation-date>
    <meta:document-statistic meta:table-count="0" meta:image-count="0" meta:object-count="0" meta:page-count="2" meta:paragraph-count="38" meta:word-count="215" meta:character-count="1322"/>
    <dc:date>2019-11-04T14:09:07.62</dc:date>
    <meta:editing-duration>PT5M37S</meta:editing-duration>
    <meta:editing-cycles>1</meta:editing-cycles>
    <meta:generator>OpenOffice/4.1.6$Win32 OpenOffice.org_project/416m1$Build-9790</meta:generator>
  </office:meta>
</office:document-meta>
</file>